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" svg:font-family="Consola"/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Consola" fo:font-style="italic" style:text-underline-style="solid" style:text-underline-width="auto" style:text-underline-color="font-color" officeooo:rsid="00079863" officeooo:paragraph-rsid="00079863" style:font-style-asian="italic" style:font-style-complex="italic"/>
    </style:style>
    <style:style style:name="P2" style:family="paragraph" style:parent-style-name="Standard">
      <style:text-properties style:font-name="Consola" fo:font-style="normal" style:text-underline-style="none" officeooo:rsid="00079863" officeooo:paragraph-rsid="00079863" style:font-style-asian="normal" style:font-style-complex="normal"/>
    </style:style>
    <style:style style:name="P3" style:family="paragraph" style:parent-style-name="Standard">
      <style:text-properties style:font-name="Consola" fo:font-style="normal" style:text-underline-style="none" officeooo:rsid="00087353" officeooo:paragraph-rsid="00087353" style:font-style-asian="normal" style:font-style-complex="normal"/>
    </style:style>
    <style:style style:name="P4" style:family="paragraph" style:parent-style-name="Standard">
      <style:text-properties style:font-name="Consola" fo:font-style="normal" style:text-underline-style="none" officeooo:rsid="00087353" officeooo:paragraph-rsid="000873da" style:font-style-asian="normal" style:font-style-complex="normal"/>
    </style:style>
    <style:style style:name="P5" style:family="paragraph" style:parent-style-name="Standard">
      <style:text-properties style:font-name="Consola" fo:font-style="normal" style:text-underline-style="none" officeooo:rsid="00087353" officeooo:paragraph-rsid="000ba536" style:font-style-asian="normal" style:font-style-complex="normal"/>
    </style:style>
    <style:style style:name="P6" style:family="paragraph" style:parent-style-name="Standard">
      <style:text-properties style:font-name="Consola" fo:font-style="normal" style:text-underline-style="none" officeooo:rsid="00087353" officeooo:paragraph-rsid="000d74a1" style:font-style-asian="normal" style:font-style-complex="normal"/>
    </style:style>
    <style:style style:name="P7" style:family="paragraph" style:parent-style-name="Standard">
      <style:text-properties style:font-name="Consola" fo:font-style="normal" style:text-underline-style="none" officeooo:rsid="0009d415" officeooo:paragraph-rsid="0009d415" style:font-style-asian="normal" style:font-style-complex="normal"/>
    </style:style>
    <style:style style:name="P8" style:family="paragraph" style:parent-style-name="Standard">
      <style:text-properties style:font-name="Consola" fo:font-style="normal" style:text-underline-style="none" officeooo:rsid="0009d415" officeooo:paragraph-rsid="000ba536" style:font-style-asian="normal" style:font-style-complex="normal"/>
    </style:style>
    <style:style style:name="P9" style:family="paragraph" style:parent-style-name="Standard">
      <style:text-properties style:font-name="Consola" fo:font-style="normal" style:text-underline-style="none" officeooo:rsid="0009d415" officeooo:paragraph-rsid="000d74a1" style:font-style-asian="normal" style:font-style-complex="normal"/>
    </style:style>
    <style:style style:name="P10" style:family="paragraph" style:parent-style-name="Standard">
      <style:text-properties style:font-name="Times" fo:font-style="italic" style:text-underline-style="solid" style:text-underline-width="auto" style:text-underline-color="font-color" officeooo:rsid="00079863" officeooo:paragraph-rsid="00079863" style:font-style-asian="italic" style:font-style-complex="italic"/>
    </style:style>
    <style:style style:name="P11" style:family="paragraph" style:parent-style-name="Standard">
      <style:text-properties style:font-name="Times" fo:font-style="italic" style:text-underline-style="solid" style:text-underline-width="auto" style:text-underline-color="font-color" officeooo:rsid="00079863" officeooo:paragraph-rsid="000873da" style:font-style-asian="italic" style:font-style-complex="italic"/>
    </style:style>
    <style:style style:name="P12" style:family="paragraph" style:parent-style-name="Standard">
      <style:text-properties style:font-name="Times" fo:font-style="italic" style:text-underline-style="solid" style:text-underline-width="auto" style:text-underline-color="font-color" officeooo:rsid="00079863" officeooo:paragraph-rsid="000ba536" style:font-style-asian="italic" style:font-style-complex="italic"/>
    </style:style>
    <style:style style:name="P13" style:family="paragraph" style:parent-style-name="Standard">
      <style:text-properties style:font-name="Times" fo:font-style="italic" style:text-underline-style="solid" style:text-underline-width="auto" style:text-underline-color="font-color" officeooo:rsid="00079863" officeooo:paragraph-rsid="000d74a1" style:font-style-asian="italic" style:font-style-complex="italic"/>
    </style:style>
    <style:style style:name="P14" style:family="paragraph" style:parent-style-name="Standard">
      <style:text-properties style:font-name="Times" fo:font-style="normal" style:text-underline-style="none" officeooo:rsid="00079863" officeooo:paragraph-rsid="00079863" style:font-style-asian="normal" style:font-style-complex="normal"/>
    </style:style>
    <style:style style:name="P15" style:family="paragraph" style:parent-style-name="Standard">
      <style:text-properties style:font-name="Times" fo:font-style="normal" style:text-underline-style="none" officeooo:rsid="00079863" officeooo:paragraph-rsid="00087353" style:font-style-asian="normal" style:font-style-complex="normal"/>
    </style:style>
    <style:style style:name="P16" style:family="paragraph" style:parent-style-name="Standard">
      <style:text-properties style:font-name="Times" fo:font-style="normal" style:text-underline-style="none" officeooo:rsid="00079863" officeooo:paragraph-rsid="000873da" style:font-style-asian="normal" style:font-style-complex="normal"/>
    </style:style>
    <style:style style:name="P17" style:family="paragraph" style:parent-style-name="Standard">
      <style:text-properties style:font-name="Times" fo:font-style="normal" style:text-underline-style="none" officeooo:rsid="00079863" officeooo:paragraph-rsid="000ba536" style:font-style-asian="normal" style:font-style-complex="normal"/>
    </style:style>
    <style:style style:name="P18" style:family="paragraph" style:parent-style-name="Standard">
      <style:text-properties style:font-name="Times" fo:font-style="normal" style:text-underline-style="none" officeooo:rsid="00079863" officeooo:paragraph-rsid="000d74a1" style:font-style-asian="normal" style:font-style-complex="normal"/>
    </style:style>
    <style:style style:name="T1" style:family="text">
      <style:text-properties officeooo:rsid="0007986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87353" style:font-style-asian="italic" style:font-style-complex="italic"/>
    </style:style>
    <style:style style:name="T4" style:family="text">
      <style:text-properties fo:font-style="italic" officeooo:rsid="0009d415" style:font-style-asian="italic" style:font-style-complex="italic"/>
    </style:style>
    <style:style style:name="T5" style:family="text">
      <style:text-properties fo:font-style="italic" officeooo:rsid="000ba536" style:font-style-asian="italic" style:font-style-complex="italic"/>
    </style:style>
    <style:style style:name="T6" style:family="text">
      <style:text-properties fo:font-style="italic" officeooo:rsid="000d74a1" style:font-style-asian="italic" style:font-style-complex="italic"/>
    </style:style>
    <style:style style:name="T7" style:family="text">
      <style:text-properties officeooo:rsid="000873da"/>
    </style:style>
    <style:style style:name="T8" style:family="text">
      <style:text-properties officeooo:rsid="000ba536"/>
    </style:style>
    <style:style style:name="T9" style:family="text">
      <style:text-properties officeooo:rsid="000d74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ntité Employé</text:p>
      <text:p text:style-name="P1"/>
      <text:p text:style-name="P2">Employé(numEmployé, adresse, téléphone, date, sexe, NAS, fonction, salaire )</text:p>
      <text:p text:style-name="P2">Primary Key(numEmployé)</text:p>
      <text:p text:style-name="P2"/>
      <text:p text:style-name="P14">L’entité <text:span text:style-name="T2">Employé </text:span>n’a pas d’association dirigé vers elle. C’est pour ça qu’elle ne possède pas de clé étrangère ou d’attributs provenant d’une autre entité.</text:p>
      <text:p text:style-name="P1"/>
      <text:p text:style-name="P10">Entité Clinique</text:p>
      <text:p text:style-name="P2"/>
      <text:p text:style-name="P3">Clinique(numClinique, adresse, téléphone, télécopieur)</text:p>
      <text:p text:style-name="P3">Primary Key(numClinique)</text:p>
      <text:p text:style-name="P15"/>
      <text:p text:style-name="P15">L’entité <text:span text:style-name="T3">Clinique</text:span><text:span text:style-name="T2"> </text:span>n’a pas d’association dirigé vers elle. C’est pour ça qu’elle ne possède pas de clé étrangère ou d’attributs provenant d’une autre entité.</text:p>
      <text:p text:style-name="P15"/>
      <text:p text:style-name="P12">Entité Propriétaire</text:p>
      <text:p text:style-name="P10"/>
      <text:p text:style-name="P5"><text:span text:style-name="T8">Propriétaire</text:span>(num<text:span text:style-name="T8">Propriétaire</text:span>, <text:span text:style-name="T8">nom</text:span>, <text:span text:style-name="T8">adresse, </text:span>téléphon<text:span text:style-name="T8">e</text:span>)</text:p>
      <text:p text:style-name="P5">Primary Key(num<text:span text:style-name="T8">Propriétaire</text:span>)</text:p>
      <text:p text:style-name="P17"/>
      <text:p text:style-name="P17">L’entité <text:span text:style-name="T5">Propriétaire</text:span><text:span text:style-name="T2"> </text:span>n’a pas d’association dirigé vers elle. C’est pour ça qu’elle ne possède pas de clé étrangère ou d’attributs provenant d’une autre entité.</text:p>
      <text:p text:style-name="P17"/>
      <text:p text:style-name="P12">Entité Animal</text:p>
      <text:p text:style-name="P12"/>
      <text:p text:style-name="P5"><text:span text:style-name="T8">Animal</text:span>(num<text:span text:style-name="T8">Animal,</text:span> <text:span text:style-name="T8">nom</text:span>, <text:span text:style-name="T8">adresse, </text:span>téléphon<text:span text:style-name="T8">e</text:span>)</text:p>
      <text:p text:style-name="P5">Primary Key(num<text:span text:style-name="T8">Animal</text:span>)</text:p>
      <text:p text:style-name="P17"/>
      <text:p text:style-name="P17">L’entité <text:span text:style-name="T5">Animal</text:span><text:span text:style-name="T2"> </text:span>n’a pas d’association dirigé vers elle. C’est pour ça qu’elle ne possède pas de clé étrangère ou d’attributs provenant d’une autre entité.</text:p>
      <text:p text:style-name="P17"/>
      <text:p text:style-name="P10">Entité Examen</text:p>
      <text:p text:style-name="P10"/>
      <text:p text:style-name="P4"><text:span text:style-name="T7">Examen</text:span>(num<text:span text:style-name="T7">Examen</text:span>, <text:span text:style-name="T7">date</text:span>, <text:span text:style-name="T7">heure</text:span>, <text:span text:style-name="T7">description</text:span>)</text:p>
      <text:p text:style-name="P4">Primary Key(num<text:span text:style-name="T7">Examen</text:span>)</text:p>
      <text:p text:style-name="P7">Foreign Key(<text:span text:style-name="T1">numEmployé</text:span>) references <text:span text:style-name="T1">Employé(numEmployé</text:span>)</text:p>
      <text:p text:style-name="P7">Foreign Key(<text:span text:style-name="T1">num</text:span>Animal) references Animal<text:span text:style-name="T1">(num</text:span>Animal)</text:p>
      <text:p text:style-name="P16"/>
      <text:p text:style-name="P16">L’entité <text:span text:style-name="T4">Examen</text:span><text:span text:style-name="T2"> </text:span><text:span text:style-name="T8">a besoin des clés des entités </text:span><text:span text:style-name="T5">Employé</text:span><text:span text:style-name="T8"> et </text:span><text:span text:style-name="T5">Animal</text:span><text:span text:style-name="T8"> pour transformer l’association 1.* en entité associative.</text:span></text:p>
      <text:p text:style-name="P11"/>
      <text:p text:style-name="P16"/>
      <text:p text:style-name="P10"/>
      <text:p text:style-name="P10"><text:soft-page-break/>Entité Traitement</text:p>
      <text:p text:style-name="P10"/>
      <text:p text:style-name="P5"><text:span text:style-name="T7">Examen</text:span>(nu<text:span text:style-name="T8">mTraitement,</text:span> <text:span text:style-name="T7">description, coût</text:span>)</text:p>
      <text:p text:style-name="P5">Primary Key(nu<text:span text:style-name="T8">mTraitement</text:span>)</text:p>
      <text:p text:style-name="P8">Foreign Key(<text:span text:style-name="T1">numEmployé</text:span>) references <text:span text:style-name="T1">Employé(numEmployé</text:span>)</text:p>
      <text:p text:style-name="P8">Foreign Key(<text:span text:style-name="T1">num</text:span>Animal) references Animal<text:span text:style-name="T1">(num</text:span>Animal)</text:p>
      <text:p text:style-name="P17"/>
      <text:p text:style-name="P17">L’entité <text:span text:style-name="T5">Traitement</text:span><text:span text:style-name="T2"> </text:span><text:span text:style-name="T8">a besoin des clés des entités </text:span><text:span text:style-name="T5">Employé</text:span><text:span text:style-name="T8"> et </text:span><text:span text:style-name="T5">Animal</text:span><text:span text:style-name="T8"> pour transformer l’association 1.* en entité associative.</text:span></text:p>
      <text:p text:style-name="P17"/>
      <text:p text:style-name="P10">Entité Opération</text:p>
      <text:p text:style-name="P10"/>
      <text:p text:style-name="P6"><text:span text:style-name="T9">Opération</text:span>(nu<text:span text:style-name="T8">mOpération,</text:span> <text:span text:style-name="T7">date, quantité, dateDébut, dateFin</text:span>)</text:p>
      <text:p text:style-name="P6">Primary Key(nu<text:span text:style-name="T8">mOpération</text:span>)</text:p>
      <text:p text:style-name="P9">Foreign Key(<text:span text:style-name="T1">numEmployé</text:span>) references <text:span text:style-name="T1">Employé(numEmployé</text:span>)</text:p>
      <text:p text:style-name="P9">Foreign Key(<text:span text:style-name="T1">numTraitement</text:span>) <text:span text:style-name="T9">r</text:span>eferences <text:span text:style-name="T9">Traitement(numTraitement</text:span>)</text:p>
      <text:p text:style-name="P18"/>
      <text:p text:style-name="P18">L’entité <text:span text:style-name="T6">Opération</text:span><text:span text:style-name="T2"> </text:span><text:span text:style-name="T8">a besoin des clés des entités </text:span><text:span text:style-name="T5">Employé</text:span><text:span text:style-name="T8"> et </text:span><text:span text:style-name="T6">Traitement</text:span><text:span text:style-name="T8"> pour transformer l’association 1.* en entité associative.</text:span></text:p>
      <text:p text:style-name="P10"/>
      <text:p text:style-name="P13">Entité Opération</text:p>
      <text:p text:style-name="P13"/>
      <text:p text:style-name="P6"><text:span text:style-name="T9">Opération</text:span>(nu<text:span text:style-name="T8">mOpération,</text:span> <text:span text:style-name="T7">date, quantité, dateDébut, dateFin</text:span>)</text:p>
      <text:p text:style-name="P6">Primary Key(nu<text:span text:style-name="T8">mOpération</text:span>)</text:p>
      <text:p text:style-name="P9">Foreign Key(<text:span text:style-name="T1">numAnimal</text:span>) references <text:span text:style-name="T1">Employé(numAnimal</text:span>)</text:p>
      <text:p text:style-name="P9">Foreign Key(<text:span text:style-name="T1">numTraitement</text:span>) <text:span text:style-name="T9">r</text:span>eferences <text:span text:style-name="T9">Traitement(numTraitement</text:span>)</text:p>
      <text:p text:style-name="P18"/>
      <text:p text:style-name="P18">L’entité <text:span text:style-name="T6">Opération</text:span><text:span text:style-name="T2"> </text:span><text:span text:style-name="T8">a besoin des clés des entités </text:span><text:span text:style-name="T6">Animal</text:span><text:span text:style-name="T8"> et </text:span><text:span text:style-name="T6">Traitement</text:span><text:span text:style-name="T8"> pour transformer l’association 1.* en entité associative.</text:span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" svg:font-family="Consola"/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3:34:52.932907937</meta:creation-date>
    <dc:date>2019-02-03T14:36:42.147856750</dc:date>
    <meta:editing-duration>PT7M5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270" meta:character-count="2313" meta:non-whitespace-character-count="2083"/>
  </office:meta>
</office:document-meta>
</file>